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1" style:family="paragraph"/>
    <style:style style:name="P3" style:parent-style-name="ListParagraph" style:list-style-name="LFO1" style:family="paragraph"/>
  </office:automatic-styles>
  <office:body>
    <office:text text:use-soft-page-breaks="true">
      <text:p text:style-name="P1">Coinemu boot sequence:</text:p>
      <text:p text:style-name="Normal">The varible CoinemuStatus ces is used to store the state of the coinemu device and stores variables that need to be updated and written conditionally into eeprom memory. 2 copies of this variable exist and they can have different states though the coinemu_flash library should be used to sync the 2 copies.<text:s/></text:p>
      <text:p text:style-name="Normal">Those 2 copies are the EEPROM (permanent) and RAM(temporary). On boot the device always loads the state of ces in eeprom into ram, the user will modify variables within ces freely but under certain circumstances such as first power on<text:s/>the use of a pin entry attempt should be updated in ram, then immediately updated in EEROM as to avoid the user powering down the device and bypassing critical security features.<text:s/></text:p>
      <text:list text:style-name="LFO1" text:continue-numbering="true">
        <text:list-item>
          <text:p text:style-name="P2">First read the ces EEPROM contents. If this works then you can state to the local copy of CES in ram that the device is initialized<text:s/></text:p>
        </text:list-item>
        <text:list-item>
          <text:p text:style-name="P3">Check the boot config status variable of ces, if the value is anything less than configured show the first use GUI screen and write a new value to that location in memory. This is the only time that this location can be written to ever. Once overwrote the device and never read a first use state from this location. That means that there will never be a first use dialog displayed on any boot other than the first boot after the device has been programmed.<text:s/></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eese Russell</meta:initial-creator>
    <dc:creator>Reese Russell</dc:creator>
    <meta:creation-date>2021-06-23T05:08:00Z</meta:creation-date>
    <dc:date>2021-06-25T19:36:00Z</dc:date>
    <meta:template xlink:href="Normal.dotm" xlink:type="simple"/>
    <meta:editing-cycles>2</meta:editing-cycles>
    <meta:editing-duration>PT11700S</meta:editing-duration>
    <meta:document-statistic meta:page-count="1" meta:paragraph-count="2" meta:word-count="199" meta:character-count="1335" meta:row-count="9" meta:non-whitespace-character-count="1138"/>
  </office:meta>
</office:document-meta>
</file>